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標楷體5" svg:font-family="標楷體" style:font-family-generic="script" style:font-pitch="fixed"/>
    <style:font-face style:name="標楷體" svg:font-family="標楷體" style:font-adornments="標準" style:font-family-generic="script" style:font-pitch="fixed"/>
    <style:font-face style:name="標楷體7" svg:font-family="標楷體" style:font-adornments="粗體" style:font-family-generic="script" style:font-pitch="fixed"/>
    <style:font-face style:name="Source Sans Pro1" svg:font-family="'Source Sans Pro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標準" style:font-family-generic="script" style:font-pitch="variable"/>
    <style:font-face style:name="Comic Sans MS3" svg:font-family="'Comic Sans MS'" style:font-adornments="粗體" style:font-family-generic="script" style:font-pitch="variable"/>
    <style:font-face style:name="標楷體4" svg:font-family="標楷體" style:font-family-generic="script" style:font-pitch="variable"/>
    <style:font-face style:name="標楷體1" svg:font-family="標楷體" style:font-adornments="標準" style:font-family-generic="script" style:font-pitch="variable"/>
    <style:font-face style:name="標楷體6" svg:font-family="標楷體" style:font-adornments="粗體" style:font-family-generic="script" style:font-pitch="variable"/>
    <style:font-face style:name="Arial" svg:font-family="Arial" style:font-family-generic="system" style:font-pitch="variable"/>
    <style:font-face style:name="Comic Sans MS" svg:font-family="'Comic Sans MS'" style:font-family-generic="system" style:font-pitch="variable"/>
    <style:font-face style:name="Comic Sans MS1" svg:font-family="'Comic Sans MS'" style:font-adornments="標準" style:font-family-generic="system" style:font-pitch="variable"/>
    <style:font-face style:name="Comic Sans MS4" svg:font-family="'Comic Sans MS'" style:font-adornments="粗體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2" svg:font-family="標楷體" style:font-family-generic="system" style:font-pitch="variable"/>
    <style:font-face style:name="標楷體3" svg:font-family="標楷體" style:font-adornments="標準" style:font-family-generic="system" style:font-pitch="variable"/>
    <style:font-face style:name="標楷體8" svg:font-family="標楷體" style:font-adornments="粗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tru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922cm" fo:min-width="1.922cm"/>
    </style:style>
    <style:style style:name="gr3" style:family="graphic" style:parent-style-name="standard">
      <style:graphic-properties draw:textarea-horizontal-align="justify" draw:textarea-vertical-align="middle" draw:auto-grow-height="false" fo:min-height="0.55cm" fo:min-width="1.988cm"/>
    </style:style>
    <style:style style:name="gr4" style:family="graphic" style:parent-style-name="standard">
      <style:graphic-properties draw:textarea-vertical-align="middle" draw:auto-grow-height="false" fo:min-height="2.9cm" fo:min-width="2.8cm"/>
    </style:style>
    <style:style style:name="gr5" style:family="graphic" style:parent-style-name="objectwithoutfill">
      <style:graphic-properties draw:fill="none"/>
    </style:style>
    <style:style style:name="gr6" style:family="graphic" style:parent-style-name="standard">
      <style:graphic-properties draw:textarea-horizontal-align="justify" draw:textarea-vertical-align="middle" draw:auto-grow-height="false" fo:min-height="2.3cm" fo:min-width="2.3cm"/>
    </style:style>
    <style:style style:name="gr7" style:family="graphic" style:parent-style-name="standard">
      <style:graphic-properties draw:textarea-horizontal-align="justify" draw:textarea-vertical-align="middle" draw:auto-grow-height="false" fo:min-height="1.05cm" fo:min-width="2.3cm"/>
    </style:style>
    <style:style style:name="gr8" style:family="graphic" style:parent-style-name="standard">
      <style:graphic-properties draw:textarea-horizontal-align="justify" draw:textarea-vertical-align="middle" draw:auto-grow-height="false" fo:min-height="1.05cm" fo:min-width="1.05cm"/>
    </style:style>
    <style:style style:name="gr9" style:family="graphic" style:parent-style-name="standard">
      <style:graphic-properties draw:textarea-horizontal-align="justify" draw:textarea-vertical-align="middle" draw:auto-grow-height="false" fo:min-height="1.8cm" fo:min-width="3.3cm"/>
    </style:style>
    <style:style style:name="gr10" style:family="graphic" style:parent-style-name="standard">
      <style:graphic-properties draw:textarea-horizontal-align="justify" draw:textarea-vertical-align="middle" draw:auto-grow-height="false" fo:min-height="1.8cm" fo:min-width="1.55cm"/>
    </style:style>
    <style:style style:name="gr11" style:family="graphic" style:parent-style-name="standard">
      <style:graphic-properties draw:textarea-horizontal-align="justify" draw:textarea-vertical-align="middle" draw:auto-grow-height="false" fo:min-height="0.8cm" fo:min-width="1.55cm"/>
    </style:style>
    <style:style style:name="gr12" style:family="graphic" style:parent-style-name="standard">
      <style:graphic-properties draw:textarea-horizontal-align="justify" draw:textarea-vertical-align="middle" draw:auto-grow-height="false" fo:min-height="1.8cm" fo:min-width="1.05cm"/>
    </style:style>
    <style:style style:name="gr13" style:family="graphic" style:parent-style-name="standard">
      <style:graphic-properties draw:textarea-horizontal-align="justify" draw:textarea-vertical-align="middle" draw:auto-grow-height="false" fo:min-height="0.467cm" fo:min-width="1.05cm"/>
    </style:style>
    <style:style style:name="gr14" style:family="graphic" style:parent-style-name="standard">
      <style:graphic-properties draw:textarea-horizontal-align="justify" draw:textarea-vertical-align="middle" draw:auto-grow-height="false" fo:min-height="0.448cm" fo:min-width="0.425cm"/>
    </style:style>
    <style:style style:name="gr15" style:family="graphic" style:parent-style-name="standard">
      <style:graphic-properties draw:textarea-horizontal-align="justify" draw:textarea-vertical-align="middle" draw:auto-grow-height="false" fo:min-height="1.06cm" fo:min-width="2.634cm"/>
    </style:style>
    <style:style style:name="gr16" style:family="graphic" style:parent-style-name="standard">
      <style:graphic-properties draw:textarea-horizontal-align="justify" draw:textarea-vertical-align="middle" draw:auto-grow-height="false" fo:min-height="0.524cm" fo:min-width="2.694cm"/>
    </style:style>
    <style:style style:name="gr17" style:family="graphic" style:parent-style-name="objectwithoutfill">
      <style:graphic-properties svg:stroke-color="#f49100" draw:fill="solid" draw:fill-color="#009eda"/>
    </style:style>
    <style:style style:name="pr1" style:family="presentation" style:parent-style-name="Vivid-title">
      <style:graphic-properties draw:textarea-vertical-align="middle"/>
      <style:paragraph-properties style:writing-mode="lr-tb"/>
    </style:style>
    <style:style style:name="pr2" style:family="presentation" style:parent-style-name="Vivid-subtitle">
      <style:graphic-properties draw:auto-grow-height="true" fo:min-height="4.031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9.751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-outline1">
      <style:graphic-properties fo:min-height="13.25cm"/>
      <style:paragraph-properties style:writing-mode="lr-tb"/>
    </style:style>
    <style:style style:name="pr8" style:family="presentation" style:parent-style-name="Vivid2-subtitle">
      <style:graphic-properties draw:fill-color="#ffffff" fo:min-height="12.191cm"/>
      <style:paragraph-properties style:writing-mode="lr-tb"/>
    </style:style>
    <style:style style:name="pr9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27pt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009eda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30pt"/>
    </style:style>
    <style:style style:name="T1" style:family="text">
      <style:text-properties fo:font-size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9cm" svg:x="1.25cm" svg:y="0.75cm" presentation:class="title" presentation:user-transformed="true">
          <draw:text-box>
            <text:p text:style-name="P1">中心點</text:p>
          </draw:text-box>
        </draw:frame>
        <draw:frame presentation:style-name="pr2" draw:text-style-name="P3" draw:layer="layout" svg:width="25cm" svg:height="4.031cm" svg:x="1.25cm" svg:y="10.75cm" presentation:class="subtitle" presentation:user-transformed="true">
          <draw:text-box>
            <text:p text:style-name="P1">60112鍾定栩</text:p>
            <text:p text:style-name="P1">2022/12/21製作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3" presentation:use-date-time-name="dtd1">
        <office:forms form:automatic-focus="false" form:apply-design-mode="false"/>
        <draw:frame presentation:style-name="pr4" draw:text-style-name="P5" draw:layer="layout" svg:width="25cm" svg:height="2.75cm" svg:x="1.5cm" svg:y="0.25cm" presentation:class="title">
          <draw:text-box>
            <text:p>目錄</text:p>
          </draw:text-box>
        </draw:frame>
        <draw:frame presentation:style-name="pr5" draw:text-style-name="P5" draw:layer="layout" svg:width="12.199cm" svg:height="9.75cm" svg:x="1.5cm" svg:y="4cm" presentation:class="outline">
          <draw:text-box>
            <text:list text:style-name="L2">
              <text:list-item>
                <text:p>姓名/日期<text:tab/><text:tab/><text:tab/>P.1</text:p>
              </text:list-item>
              <text:list-item>
                <text:p>內容名稱<text:tab/><text:tab/><text:tab/><text:tab/>P.3</text:p>
              </text:list-item>
              <text:list-item>
                <text:p>課程重點/目標<text:tab/>P.4</text:p>
              </text:list-item>
              <text:list-item>
                <text:p>使用材料<text:tab/><text:tab/><text:tab/><text:tab/>P.5</text:p>
              </text:list-item>
              <text:list-item>
                <text:p>活動/結構<text:tab/><text:tab/><text:tab/>P.6</text:p>
              </text:list-item>
            </text:list>
          </draw:text-box>
        </draw:frame>
        <draw:frame presentation:style-name="pr5" draw:text-style-name="P5" draw:layer="layout" svg:width="12.199cm" svg:height="9.75cm" svg:x="14.31cm" svg:y="4cm" presentation:class="outline">
          <draw:text-box>
            <text:list text:style-name="L2">
              <text:list-item>
                <text:p text:style-name="P5">我的深入探討<text:tab/><text:tab/>P.7</text:p>
                <text:list>
                  <text:list-item>
                    <text:p text:style-name="P5">中心點<text:tab/><text:tab/><text:tab/><text:tab/>P.7</text:p>
                    <text:list>
                      <text:list-item>
                        <text:p text:style-name="P5">圓形<text:tab/><text:tab/><text:tab/><text:tab/>P.7</text:p>
                      </text:list-item>
                      <text:list-item>
                        <text:p text:style-name="P5">正方形<text:tab/><text:tab/><text:tab/>P.8</text:p>
                      </text:list-item>
                      <text:list-item>
                        <text:p text:style-name="P5">長方形<text:tab/><text:tab/><text:tab/>P.9</text:p>
                      </text:list-item>
                      <text:list-item>
                        <text:p text:style-name="P5">菱形<text:tab/><text:tab/><text:tab/><text:tab/>P.10</text:p>
                      </text:list-item>
                      <text:list-item>
                        <text:p text:style-name="P5">平行四邊形<text:tab/><text:tab/>P.11</text:p>
                      </text:list-item>
                    </text:list>
                  </text:list-item>
                  <text:list-item>
                    <text:p text:style-name="P5">中心點解謎<text:tab/><text:tab/><text:tab/>P.12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內容名稱</text:p>
          </draw:text-box>
        </draw:frame>
        <draw:frame presentation:style-name="pr7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中心點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課程重點/目標</text:p>
          </draw:text-box>
        </draw:frame>
        <draw:frame presentation:style-name="pr7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學習中心點的概念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使用材料</text:p>
          </draw:text-box>
        </draw:frame>
        <draw:frame presentation:style-name="pr7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紙卡</text:p>
              </text:list-item>
              <text:list-item>
                <text:p text:style-name="P5">學習單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活動/結構</text:p>
          </draw:text-box>
        </draw:frame>
        <draw:frame presentation:style-name="pr7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先找出中心點，再完成活動。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我的深入探討-中心點-圓形</text:p>
          </draw:text-box>
        </draw:frame>
        <draw:custom-shape draw:style-name="gr2" draw:text-style-name="P1" draw:layer="layout" svg:width="3cm" svg:height="3cm" svg:x="2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cm" svg:height="1.5cm" svg:x="6cm" svg:y="4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3cm" svg:height="3.1cm" svg:x="9.5cm" svg:y="4.1cm">
          <text:p/>
          <draw:enhanced-geometry draw:mirror-horizontal="false" draw:mirror-vertical="false" draw:glue-point-type="segments" draw:type="mso-spt100" draw:modifiers="-90 89.818339513419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" draw:text-style-name="P1" draw:layer="layout" svg:width="2.5cm" svg:height="1.5cm" svg:x="12.7cm" svg:y="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3cm" svg:height="3.1cm" svg:x="15.5cm" svg:y="3.9cm">
          <text:p/>
          <draw:enhanced-geometry draw:mirror-horizontal="false" draw:mirror-vertical="false" draw:glue-point-type="segments" draw:type="mso-spt100" draw:modifiers="-90 -179.17448492918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" draw:text-style-name="P1" draw:layer="layout" svg:width="2.5cm" svg:height="1.5cm" svg:x="19cm" svg:y="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3cm" svg:height="3cm" svg:x="22.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2.5cm" svg:y1="5.5cm" svg:x2="25.5cm" svg:y2="5.5cm">
          <text:p/>
        </draw:line>
        <draw:line draw:style-name="gr5" draw:text-style-name="P7" draw:layer="layout" svg:x1="24cm" svg:y1="4cm" svg:x2="24cm" svg:y2="7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我的深入探討-中心點-正方形</text:p>
          </draw:text-box>
        </draw:frame>
        <draw:custom-shape draw:style-name="gr6" draw:text-style-name="P1" draw:layer="layout" svg:width="2.5cm" svg:height="2.5cm" svg:x="1.5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cm" svg:height="1.5cm" svg:x="5cm" svg:y="4.6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2.5cm" svg:height="1.25cm" svg:x="8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.25cm" svg:height="1.25cm" svg:x="14.4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cm" svg:height="1.5cm" svg:x="11.2cm" svg:y="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2.5cm" svg:height="1.5cm" svg:x="18cm" svg:y="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2.5cm" svg:height="2.5cm" svg:x="21.5cm" svg:y="4cm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21.5cm" svg:y1="5.25cm" svg:x2="24cm" svg:y2="5.25cm">
          <text:p/>
        </draw:line>
        <draw:line draw:style-name="gr5" draw:text-style-name="P7" draw:layer="layout" svg:x1="22.75cm" svg:y1="4cm" svg:x2="22.75cm" svg:y2="6.5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我的深入探討-中心點-長方形</text:p>
          </draw:text-box>
        </draw:frame>
        <draw:custom-shape draw:style-name="gr9" draw:text-style-name="P1" draw:layer="layout" svg:width="3.5cm" svg:height="2cm" svg:x="1.5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cm" svg:height="1.5cm" svg:x="5.6cm" svg:y="4.6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2.5cm" svg:height="1.5cm" svg:x="12.7cm" svg:y="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2.5cm" svg:height="1.5cm" svg:x="19.4cm" svg:y="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1.75cm" svg:height="2cm" svg:x="8.7cm" svg:y="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75cm" svg:height="1cm" svg:x="15.6cm" svg:y="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5cm" svg:height="2cm" svg:x="22.5cm" svg:y="4cm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22.5cm" svg:y1="5cm" svg:x2="26cm" svg:y2="5cm">
          <text:p/>
        </draw:line>
        <draw:line draw:style-name="gr5" draw:text-style-name="P7" draw:layer="layout" svg:x1="24.25cm" svg:y1="4cm" svg:x2="24.25cm" svg:y2="6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我的深入探討-中心點-菱形</text:p>
          </draw:text-box>
        </draw:frame>
        <draw:custom-shape draw:style-name="gr12" draw:text-style-name="P1" draw:layer="layout" svg:width="2.5cm" svg:height="4cm" svg:x="2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2.5cm" svg:height="1.5cm" svg:x="5.201cm" svg:y="5.2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2.5cm" svg:height="2cm" svg:x="8.5cm" svg:y="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.5cm" svg:height="1.5cm" svg:x="11.5cm" svg:y="5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1.25cm" svg:height="2cm" svg:x="14.5cm" svg:y="4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" draw:text-style-name="P1" draw:layer="layout" svg:width="2.5cm" svg:height="1.5cm" svg:x="17.5cm" svg:y="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" draw:layer="layout" svg:width="2.5cm" svg:height="4cm" svg:x="20.7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7" draw:layer="layout" svg:x1="20.7cm" svg:y1="6cm" svg:x2="23.2cm" svg:y2="6cm">
          <text:p/>
        </draw:line>
        <draw:line draw:style-name="gr5" draw:text-style-name="P7" draw:layer="layout" svg:x1="21.962cm" svg:y1="4cm" svg:x2="21.962cm" svg:y2="8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我的深入探討-中心點-平行四邊形</text:p>
          </draw:text-box>
        </draw:frame>
        <draw:custom-shape draw:style-name="gr15" draw:text-style-name="P1" draw:layer="layout" svg:width="4.5cm" svg:height="2cm" svg:x="1cm" svg:y="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.5cm" svg:height="1.5cm" svg:x="5.5cm" svg:y="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2.5cm" svg:height="1.5cm" svg:x="13cm" svg:y="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" draw:layer="layout" svg:width="4cm" svg:height="1cm" svg:x="8.5cm" svg:y="4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2975.3388135969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olygon draw:style-name="gr17" draw:text-style-name="P8" draw:layer="layout" svg:width="2.012cm" svg:height="2.235cm" draw:transform="rotate (-2.03453030904979) translate (19.4000518179839cm 4.20006910307913cm)" svg:viewBox="0 0 2013 2236" draw:points="895,2236 2013,2236 894,0 0,447">
          <text:p/>
        </draw:polygon>
        <draw:custom-shape draw:style-name="gr15" draw:text-style-name="P1" draw:layer="layout" svg:width="4.5cm" svg:height="2cm" svg:x="22.8cm" svg:y="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.5cm" svg:height="1.5cm" svg:x="20cm" svg:y="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5" draw:text-style-name="P7" draw:layer="layout" svg:x1="23.3cm" svg:y1="5cm" svg:x2="26.8cm" svg:y2="5cm">
          <text:p/>
        </draw:line>
        <draw:line draw:style-name="gr5" draw:text-style-name="P7" draw:layer="layout" svg:x1="25.5cm" svg:y1="4cm" svg:x2="24.5cm" svg:y2="6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我的深入探討-中心點解謎</text:p>
          </draw:text-box>
        </draw:frame>
        <draw:frame presentation:style-name="pr7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要找出那些看似畸形的形狀有點麻煩。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4" draw:master-page-name="Vivid2" presentation:presentation-page-layout-name="AL4T32" presentation:use-date-time-name="dtd1">
        <office:forms form:automatic-focus="false" form:apply-design-mode="false"/>
        <draw:frame presentation:style-name="pr8" draw:text-style-name="P9" draw:layer="layout" svg:width="25.199cm" svg:height="12.191cm" svg:x="1.397cm" svg:y="1.752cm" presentation:class="subtitle" presentation:user-transformed="true">
          <draw:text-box>
            <text:p><text:span text:style-name="T1">我的報告到此結束，謝謝大家！</text:span></text:p>
            <text:p><text:span text:style-name="T1">Thank you for listening!</text:span></text:p>
            <text:p><text:span text:style-name="T1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標楷體5" svg:font-family="標楷體" style:font-family-generic="script" style:font-pitch="fixed"/>
    <style:font-face style:name="標楷體" svg:font-family="標楷體" style:font-adornments="標準" style:font-family-generic="script" style:font-pitch="fixed"/>
    <style:font-face style:name="標楷體7" svg:font-family="標楷體" style:font-adornments="粗體" style:font-family-generic="script" style:font-pitch="fixed"/>
    <style:font-face style:name="Source Sans Pro1" svg:font-family="'Source Sans Pro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標準" style:font-family-generic="script" style:font-pitch="variable"/>
    <style:font-face style:name="Comic Sans MS3" svg:font-family="'Comic Sans MS'" style:font-adornments="粗體" style:font-family-generic="script" style:font-pitch="variable"/>
    <style:font-face style:name="標楷體4" svg:font-family="標楷體" style:font-family-generic="script" style:font-pitch="variable"/>
    <style:font-face style:name="標楷體1" svg:font-family="標楷體" style:font-adornments="標準" style:font-family-generic="script" style:font-pitch="variable"/>
    <style:font-face style:name="標楷體6" svg:font-family="標楷體" style:font-adornments="粗體" style:font-family-generic="script" style:font-pitch="variable"/>
    <style:font-face style:name="Arial" svg:font-family="Arial" style:font-family-generic="system" style:font-pitch="variable"/>
    <style:font-face style:name="Comic Sans MS" svg:font-family="'Comic Sans MS'" style:font-family-generic="system" style:font-pitch="variable"/>
    <style:font-face style:name="Comic Sans MS1" svg:font-family="'Comic Sans MS'" style:font-adornments="標準" style:font-family-generic="system" style:font-pitch="variable"/>
    <style:font-face style:name="Comic Sans MS4" svg:font-family="'Comic Sans MS'" style:font-adornments="粗體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2" svg:font-family="標楷體" style:font-family-generic="system" style:font-pitch="variable"/>
    <style:font-face style:name="標楷體3" svg:font-family="標楷體" style:font-adornments="標準" style:font-family-generic="system" style:font-pitch="variable"/>
    <style:font-face style:name="標楷體8" svg:font-family="標楷體" style:font-adornments="粗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新細明體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omic Sans MS2" fo:font-family="'Comic Sans MS'" style:font-style-name="標準" style:font-family-generic="script" style:font-pitch="variable" fo:font-size="22pt" fo:font-style="normal" fo:text-shadow="none" style:text-underline-style="none" fo:font-weight="normal" style:letter-kerning="true" style:font-name-asian="標楷體" style:font-family-asian="標楷體" style:font-style-name-asian="標準" style:font-family-generic-asian="script" style:font-pitch-asian="fixed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ff0000" draw:marker-start-width="0.29cm" draw:marker-end-width="0.29cm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Comic Sans MS3" fo:font-family="'Comic Sans MS'" style:font-style-name="粗體" style:font-family-generic="script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標楷體7" style:font-family-asian="標楷體" style:font-style-name-asian="粗體" style:font-family-generic-asian="script" style:font-pitch-asian="fixed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Comic Sans MS2" fo:font-family="'Comic Sans MS'" style:font-style-name="標準" style:font-family-generic="script" style:font-pitch="variable" fo:font-size="60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name-asian="標楷體5" style:font-family-asian="標楷體" style:font-family-generic-asian="script" style:font-pitch-asian="fixed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69cm" fo:text-indent="0cm"/>
      <style:text-properties style:use-window-font-color="true" loext:opacity="0%" style:text-outline="false" style:text-line-through-style="none" style:text-line-through-type="none" style:font-name="Comic Sans MS2" fo:font-family="'Comic Sans MS'" style:font-style-name="標準" style:font-family-generic="script" style:font-pitch="variable" fo:font-size="24pt" fo:font-style="normal" fo:text-shadow="none" style:text-underline-style="none" fo:font-weight="normal" style:letter-kerning="true" style:font-name-asian="標楷體" style:font-family-asian="標楷體" style:font-style-name-asian="標準" style:font-family-generic-asian="script" style:font-pitch-asian="fixed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Comic Sans MS2" fo:font-family="'Comic Sans MS'" style:font-style-name="標準" style:font-family-generic="script" style:font-pitch="variable" fo:font-size="45pt" fo:font-style="normal" fo:text-shadow="none" style:text-underline-style="none" fo:font-weight="normal" style:letter-kerning="true" style:font-name-asian="標楷體5" style:font-family-asian="標楷體" style:font-family-generic-asian="script" style:font-pitch-asian="fixed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Comic Sans MS2" fo:font-family="'Comic Sans MS'" style:font-style-name="標準" style:font-family-generic="script" style:font-pitch="variable" fo:font-size="40pt" fo:font-style="normal" fo:text-shadow="none" style:text-underline-style="none" fo:font-weight="normal" style:letter-kerning="true" style:font-name-asian="標楷體5" style:font-family-asian="標楷體" style:font-family-generic-asian="script" style:font-pitch-asian="fixed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編號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編號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編號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編號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編號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編號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編號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18T19:27:29.922000000</meta:creation-date>
    <meta:editing-duration>PT1H3M2S</meta:editing-duration>
    <meta:editing-cycles>22</meta:editing-cycles>
    <meta:generator>LibreOffice/7.1.6.2$Windows_X86_64 LibreOffice_project/0e133318fcee89abacd6a7d077e292f1145735c3</meta:generator>
    <dc:title>Vivid</dc:title>
    <dc:date>2022-12-22T19:18:52.262000000</dc:date>
    <meta:document-statistic meta:object-count="136"/>
  </office:meta>
</office:document-meta>
</file>